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4e6c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4e6c6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4e6c6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4e6c6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فَاطِرۣ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4">۱</text:span><text:span text:style-name="T1">لْحَمْدُ لِلهِ فَاطِرۣ </text:span><text:span text:style-name="T4">۱</text:span><text:span text:style-name="T1">لسَّمَـٰوَ؛تِ وَالاَرْضضضِ جَاعِـلِ </text:span><text:span text:style-name="T4">۱</text:span><text:span text:style-name="T1">لْمَلَئِكَةِ رُسُلٗا </text:span><text:span text:style-name="T4">۷</text:span><text:span text:style-name="T1">وْلِىٓ أَجْنِحَةٍ مَّثْنۭيٰ وَثُـچَثَ وَرُبَـٰعَؐ يَزۣيدُ فِى </text:span><text:span text:style-name="T4">۱</text:span><text:span text:style-name="T1">لْخَلْــقۣ مَا يَشَآءُؐ اِ۬نَّ </text:span><text:span text:style-name="T4">۰</text:span><text:span text:style-name="T1">للَّهَ عَلَــيٰ كُــلّۣ شَيْءٍ قَدِيرٌؐ </text:span><text:span text:style-name="T2">(1)</text:span><text:span text:style-name="T1"> مَّا يَفْتَحِ </text:span><text:span text:style-name="T4">۱</text:span><text:span text:style-name="T1">للَّهُ لِلنَّاسِ مِن رَّحْمَةٍ فَلاَ مُمْسِــكَ لَهَاؐ وَمَا يُمْسِــكْ فَلاَ مُرْسِلَ لَهُ„ مِـنۢ بَعْدِهِؐ” وَهُوَ </text:span><text:span text:style-name="T4">۰</text:span><text:span text:style-name="T1">لْعَزۣيزُ </text:span><text:span text:style-name="T4">۴</text:span><text:span text:style-name="T1">لْحَكِيمُؐ </text:span><text:span text:style-name="T2">(2)</text:span><text:span text:style-name="T1"> يَـٰٓأَيُّهَا </text:span><text:span text:style-name="T4">۰</text:span><text:span text:style-name="T1">لنَّاسسسُ </text:span><text:span text:style-name="T4">۶</text:span><text:span text:style-name="T1">ذْكُرُواْ نِعْمَتَ </text:span><text:span text:style-name="T4">۰</text:span><text:span text:style-name="T1">للَّهِ عَلَيْكُمْؐ هَلْ مِنْ خَـٰلِــق۫ غَيْرُ </text:span><text:span text:style-name="T4">۴</text:span><text:span text:style-name="T1">للَّهِ يَرْزُقُكُم مِّــنَ </text:span><text:span text:style-name="T4">۰</text:span><text:span text:style-name="T1">لسَّمَآءِ وَالاَرْضضضِؐ لآَ إِچَهَ إِلاَّ هُوَؐ فَأَنّۭيٰ تُوفَكُونَؐ </text:span><text:span text:style-name="T2">(3)</text:span><text:span text:style-name="T1"> وَإِنْ يُّكَذِّبُوكَ فَقَدْ كُذِّبَتْ رُسُــلٌ مِّن قَبْلِــكَؐ وَإِلَــي </text:span><text:span text:style-name="T4">۰</text:span><text:span text:style-name="T1">للَّهِ تُرْجَعُ </text:span><text:span text:style-name="T4">۴</text:span><text:span text:style-name="T1">لاُمُورُؐ </text:span><text:span text:style-name="T2">(4)</text:span><text:span text:style-name="T1"> يَـٰٓأَيُّهَا </text:span><text:span text:style-name="T4">۰</text:span><text:span text:style-name="T1">لنَّاسُ إِنَّ وَعْدَ </text:span><text:span text:style-name="T4">۰</text:span><text:span text:style-name="T1">للَّهِ حَقٌّؐ فَلاَ تَغُرَّنَّكُمُ </text:span><text:span text:style-name="T4">۴</text:span><text:span text:style-name="T1">لْحَيَوٰةُ </text:span><text:span text:style-name="T4">۴</text:span><text:span text:style-name="T1">لدُّنْيۭاؐ وَلاَ يَغُرَّنَّكُم بِاللَّهِ </text:span><text:span text:style-name="T4">۱</text:span><text:span text:style-name="T1">لْغَرُورُؐ </text:span><text:span text:style-name="T2">(5)</text:span><text:span text:style-name="T1"> إِنننَّ </text:span><text:span text:style-name="T4">۰</text:span><text:span text:style-name="T1">لشَّيْطَـٰــنَ لَكُمْ عَدُوٌّ فَاتَّخِذُوهُ عَدُوّاٗؐ اِنَّمَا يَدْعُواْ حِزْبَهُ„ لِيَكُونُواْ مِــنَ اَصْحَـٰبِ </text:span><text:span text:style-name="T4">۱</text:span><text:span text:style-name="T1">لسَّعِيرۣؐ </text:span><text:span text:style-name="T2">(6)</text:span><text:span text:style-name="T1"> </text:span><text:span text:style-name="T4">۱</text:span><text:span text:style-name="T1">لذِيــنَ كَفَرُواْ لَهُمْ عَذَابٌ شَدِيدٌؐ وَالذِيــنَ ءَامَنُواْ وَعَمِلُواْ</text:span></text:p>
      <text:p text:style-name="P3" loext:marker-style-name="T1"/>
      <text:p text:style-name="P4" loext:marker-style-name="T1"><text:span text:style-name="T1">446</text:span></text:p>
      <text:p text:style-name="P2" loext:marker-style-name="T1"><text:span text:style-name="T4">۴</text:span><text:span text:style-name="T1">ڤصَّـٰڤِحَـٰتِ لَهُم مَّغْفِرَةٌ وَأَجْرٌ كَبِير٘ؐ </text:span><text:span text:style-name="T2">(7)</text:span><text:span text:style-name="T1"> ® اَفَمَن زُيِّــنَ لَهُ„ سُوٓءُ عَمَلِهِ” فَرۭءۭاهُ حَسَناًؐ فَإِنَّ </text:span><text:span text:style-name="T4">۰</text:span><text:span text:style-name="T1">للَّهَ يُضِلُّ مَنْ يَّشَآءُ وَيَهْدِى مَنْ يَّشَآءُؐ فَلاَ تَذْهَبْ نَفْسُــكَ عَلَيْهِمْ حَسَرَ؛تٖؐ اِنننَّ </text:span><text:span text:style-name="T4">۰</text:span><text:span text:style-name="T1">للَّهَ عَلِيمٛ بِمَا يَصْنَعُونَؐ </text:span><text:span text:style-name="T2">(8)</text:span><text:span text:style-name="T1"> وَاللَّهُ </text:span><text:span text:style-name="T4">۴ﻟ</text:span><text:span text:style-name="T1">ـذِىٓ أَرْسَلَ </text:span><text:span text:style-name="T4">۰</text:span><text:span text:style-name="T1">لرّۣيَـٰحَ فَتُثِيرُ سَحَاباً فَسُقْنَـٰهُ إِلَيٰ بَلَدٍ مَّيِّتٍ فَأَحْيَيْنَا بِهِ </text:span><text:span text:style-name="T4">۱</text:span><text:span text:style-name="T1">لاَرْضَ بَعْدَ مَوْتِهَاؐ كَذَ؛لِــكَ </text:span><text:span text:style-name="T4">۰</text:span><text:span text:style-name="T1">لنُّشُورُؐ </text:span><text:span text:style-name="T2">(9)</text:span><text:span text:style-name="T1"> مَــن كَانَ يُرۣيدُ </text:span><text:span text:style-name="T4">۴</text:span><text:span text:style-name="T1">لْعِزَّةَ فَلِلهِ </text:span><text:span text:style-name="T4">۱</text:span><text:span text:style-name="T1">لْعِزَّةُ جَمِيعاٗؐ اِلَيْهِ يَصْعَدُ </text:span><text:span text:style-name="T4">۴</text:span><text:span text:style-name="T1">لْكَلِمُ </text:span><text:span text:style-name="T4">۴</text:span><text:span text:style-name="T1">لطَّيِّبُؐ وَالْعَمَــلُ </text:span><text:span text:style-name="T4">۴</text:span><text:span text:style-name="T1">لصَّـٰلِحُ يَرْفَعُهُؐ, وَالذِينَ يَمْكُرُونَ </text:span><text:span text:style-name="T4">۰</text:span><text:span text:style-name="T1">لسَّيِّـَٔاتِ لَهُمْ عَذَابٌ شَدِيدٌؐ وَمَكْرُ ٱُوْلَئِــكَ هُوَ يَبُورُؐ </text:span><text:span text:style-name="T2">(10)</text:span><text:span text:style-name="T1"> وَاللَّهُ خَلَقَكُم مِّن تُرَابٍ ثُمَّ مِــن نُّطْفَةٍ ثُمَّ جَعَلَكُمُ; أَزْوَ؛جاًؐ وَمَا تَحْمِلُ مِنُ </text:span><text:span text:style-name="T4">۷</text:span><text:span text:style-name="T1">نثۭيٰ وَلاَ تَضَعُ إِلاَّ بِعِلْمِهِؐ” وَمَا يُعَمَّرُ مِــن مُّعَمَّرٍ وَلاَ يُنقَصُ مِنْ عُمُرۣهِ“ إِلاَّ فِى كِتَـٰــبٖؐ اِنَّ ذَ؛لِــكَ عَلَــي </text:span><text:span text:style-name="T4">۰</text:span><text:span text:style-name="T1">للَّهِ يَسِيرٌؐ </text:span><text:span text:style-name="T2">(11)</text:span><text:span text:style-name="T1"> وَمَا يَسْتَوۣى </text:span><text:span text:style-name="T4">۱</text:span><text:span text:style-name="T1">ڤْبَحْرَ؛نِؐ هَـٰذَا عَذْبٌ فُرَاتٌ سَآئِغٌ شَرَابُهُ„ وَهَـٰذَا مِلْح٘ </text:span><text:span text:style-name="T4">۷</text:span><text:span text:style-name="T1">جَاجٌؐ وَمِن كُــلٍّ تَاكُلُونَ لَحْماً طَرۣيّاً وَتَسْتَخْرۣجُونَ حِلْيَةً تَلْبَسُونَهَاؐ وَتَرَي </text:span><text:span text:style-name="T4">۰</text:span><text:span text:style-name="T1">لْفُلْــكَ فِيهِ مَوَاخِرَ لِتَبْتَغُواْ مِن فَضْلِهِ” وَلَعَلَّكُمْ تَشْكُرُونَؐ</text:span></text:p>
      <text:p text:style-name="P3" loext:marker-style-name="T1"/>
      <text:p text:style-name="P4" loext:marker-style-name="T1"><text:span text:style-name="T1">447</text:span></text:p>
      <text:p text:style-name="P2" loext:marker-style-name="T1"><text:span text:style-name="T2">(12)</text:span><text:span text:style-name="T1"> يُولِجُ </text:span><text:span text:style-name="T4">۴</text:span><text:span text:style-name="T1">ليْلَ فِى </text:span><text:span text:style-name="T4">۱</text:span><text:span text:style-name="T1">لنَّهۭارۣ وَيُولِجُ </text:span><text:span text:style-name="T4">۴</text:span><text:span text:style-name="T1">لنَّهَارَ فِى </text:span><text:span text:style-name="T4">۱</text:span><text:span text:style-name="T1">ليْلِؐ وَسَخَّرَ </text:span><text:span text:style-name="T4">۰</text:span><text:span text:style-name="T1">لشَّمْسَ وَالْقَمَرَؐ كُلٌّ يَجْرۣى لَأِجَــلٍ مُّسَمّيًؐ ذَ؛لِكُمُ </text:span><text:span text:style-name="T4">۴</text:span><text:span text:style-name="T1">للَّهُ رَبُّكُمْ لَهُ </text:span><text:span text:style-name="T4">۴</text:span><text:span text:style-name="T1">لْمُلْــكُؐ وَالذِيــنَ تَدْعُونَ مِن دُونِهِ” مَا يَمْلِكُونَ مِن قِطْمِيرٖؐ </text:span><text:span text:style-name="T2">(13)</text:span><text:span text:style-name="T1"> اِن تَدْعُوهُمْ لاَ يَسْمَعُواْ دُعَآءَكُمْ وَلَوْ سَمِعُواْ مَا "سْتَجَابُواْ لَكُمْؐ وَيَوْمَ </text:span><text:span text:style-name="T4">۰</text:span><text:span text:style-name="T1">لْقِيَـٰمَةِ يَكْفُرُونَ بِشِرْكِكُمْؐ وَلاَ يُنَبِّيؖــكَ مِثْلُ خَبِيرٍؐ </text:span><text:span text:style-name="T2">(14)</text:span><text:span text:style-name="T1"> ¥ يَـٰٓأَيُّهَا </text:span><text:span text:style-name="T4">۰</text:span><text:span text:style-name="T1">لنَّاسسسُ أَنتُمُ </text:span><text:span text:style-name="T4">۴</text:span><text:span text:style-name="T1">لْفُقَرَآءُ اِ۬لَي </text:span><text:span text:style-name="T4">۰</text:span><text:span text:style-name="T1">للَّهِؐ وَاللَّهُ هُوَ </text:span><text:span text:style-name="T4">۰</text:span><text:span text:style-name="T1">لْغَنِــيُّ </text:span><text:span text:style-name="T4">۴</text:span><text:span text:style-name="T1">لْحَمِيدُؐ </text:span><text:span text:style-name="T2">(15)</text:span><text:span text:style-name="T1"> إِنْ يَّشَأْ يُذْهِبْكُمْ وَيَاتِ بِخَلْقٍ جَدِيدٍؐ </text:span><text:span text:style-name="T2">(16)</text:span><text:span text:style-name="T1"> وَمَا ذَ؛لِــكَ عَلَــي </text:span><text:span text:style-name="T4">۰</text:span><text:span text:style-name="T1">للَّهِ بِعَزۣيزٍؐ </text:span><text:span text:style-name="T2">(17)</text:span><text:span text:style-name="T1"> وَلاَ تَزۣرُ وَازۣرَةٌ وۣزْرَ ٱُخْرۭيٰؐ وَإِن تَدْعُ مُثْقَلَة٘ اِلَيٰ حِمْلِهَا لاَ يُحْمَلْ مِنْهُ شَيْءٌ وَلَوْ كَانَ ذَا قُرْبۭيٰٓؐ إِنَّمَا تُنذِرُ </text:span><text:span text:style-name="T4">۴</text:span><text:span text:style-name="T1">لذِيــنَ يَخْشَوْنَ رَبَّهُم بِالْغَيْــبِ وَأَقَامُواْ </text:span><text:span text:style-name="T4">۴</text:span><text:span text:style-name="T1">لصَّلَوٰةَؐ وَمَن تَزَكّۭيٰ فَإِنَّمَا يَتَزَكّۭيٰ لِنَفْسِهِؐ” وَإِلَي </text:span><text:span text:style-name="T4">۰</text:span><text:span text:style-name="T1">للَّهِ </text:span><text:span text:style-name="T4">۱</text:span><text:span text:style-name="T1">لْمَصِيرُؐ </text:span><text:span text:style-name="T2">(18)</text:span><text:span text:style-name="T1"> وَمَا يَسْتَوۣى </text:span><text:span text:style-name="T4">۱</text:span><text:span text:style-name="T1">لاَعْمۭيٰ وَالْبَصِيرُ </text:span><text:span text:style-name="T2">(19)</text:span><text:span text:style-name="T1"> وَلاَ </text:span><text:span text:style-name="T4">۰</text:span><text:span text:style-name="T1">لظُّلُمَـٰـــتُ وَلاَ </text:span><text:span text:style-name="T4">۰</text:span><text:span text:style-name="T1">لنُّورُ </text:span><text:span text:style-name="T2">(20)</text:span><text:span text:style-name="T1"> وَلاَ </text:span><text:span text:style-name="T4">۰</text:span><text:span text:style-name="T1">لظِّلُّ وَلاَ </text:span><text:span text:style-name="T4">۰</text:span><text:span text:style-name="T1">لْحَرُورُؐ </text:span><text:span text:style-name="T2">(21)</text:span><text:span text:style-name="T1"> وَمَا يَسْتَوۣى </text:span><text:span text:style-name="T4">۱</text:span><text:span text:style-name="T1">لاَحْيَآءُ وَلاَ </text:span><text:span text:style-name="T4">۰</text:span><text:span text:style-name="T1">لاَمْوَ؛تُؐ إِنَّ </text:span><text:span text:style-name="T4">۰</text:span><text:span text:style-name="T1">للَّهَ يُسْمِعُ مَنْ يَّشَآءُؐ وَمَآ أَنتَ بِمُسْمِعٍ مَّن فِى </text:span><text:span text:style-name="T4">۱</text:span><text:span text:style-name="T1">لْقُبُورۣؐ </text:span><text:span text:style-name="T2">(22)</text:span><text:span text:style-name="T1"> إِنَ اَنتَ إِلاَّ نَذِير٘ؐ</text:span></text:p>
      <text:p text:style-name="P3" loext:marker-style-name="T1"/>
      <text:p text:style-name="P4" loext:marker-style-name="T1"><text:span text:style-name="T1">448</text:span></text:p>
      <text:p text:style-name="P2" loext:marker-style-name="T1"><text:span text:style-name="T2">(23)</text:span><text:span text:style-name="T1"> اِنَّآ أَرْسَلْنَـٰكَ بِالْحَقِّ بَشِيراً وَنَذِيراًؐ وَإِن مِّــنُ </text:span><text:span text:style-name="T4">۷</text:span><text:span text:style-name="T1">مَّةٖ اِلاَّ خَلاَ فِيهَا نَذِيرٌؐ </text:span><text:span text:style-name="T2">(24)</text:span><text:span text:style-name="T1"> وَإِنْ يُّكَذِّبُوكككَ فَقَدْ كَذَّبَ </text:span><text:span text:style-name="T4">۰</text:span><text:span text:style-name="T1">لذِينَ مِــن قَبْلِهِمْ جَآءَتْهُمْ رُسُلُهُم بِالْبَيِّنَـٰتِ وَبِالزُّبُرۣ وَبِالْكِتَـٰبِ </text:span><text:span text:style-name="T4">۱</text:span><text:span text:style-name="T1">لْمُنِيرۣ </text:span><text:span text:style-name="T2">(25)</text:span><text:span text:style-name="T1"> ثُمَّ أَخَذتُّ </text:span><text:span text:style-name="T4">۴</text:span><text:span text:style-name="T1">لذِيــنَ كَفَرُواْؐ فَكَيْفَ كَانَ نَكِيرۣؐ“ </text:span><text:span text:style-name="T2">(26)</text:span><text:span text:style-name="T1"> أَلَمْ تَرَ أَنَّ </text:span><text:span text:style-name="T4">۰</text:span><text:span text:style-name="T1">للَّهَ أَنزَلَ مِــنَ </text:span><text:span text:style-name="T4">۰</text:span><text:span text:style-name="T1">لسَّمَآءِ مَآءً فَأَخْرَجْنَا بِهِ” ثَمَرَ؛تٍ مُّخْتَلِفاٗ اَلْوَ؛نُهَاؐ وَمِنَ </text:span><text:span text:style-name="T4">۰</text:span><text:span text:style-name="T1">لْجِبَالِ جُدَدٛ بِيضٌ وَحُمْرٌ مُّخْتَلِف٘ اَلْوَ؛نُهَا وَغَرَابِيبُ سُودٌؐ </text:span><text:span text:style-name="T2">(27)</text:span><text:span text:style-name="T1"> وَمِــنَ </text:span><text:span text:style-name="T4">۰</text:span><text:span text:style-name="T1">لنَّاسِ وَالدَّوَآبِّ وَالاَنْعَـٰمِ مُخْتَلِف٘ اَلْوَ؛نُهُ„ كَذَ؛لِــكَؐ إِنَّمَا يَخْشَــي </text:span><text:span text:style-name="T4">۰</text:span><text:span text:style-name="T1">للَّهَ مِنْ عِبَادِهِ </text:span><text:span text:style-name="T4">۱</text:span><text:span text:style-name="T1">لْعُلَمَـٰٓؤُاْؐ اِ۬نَّ </text:span><text:span text:style-name="T4">۰</text:span><text:span text:style-name="T1">للَّهَ عَزۣيز٘ غَفُور٘ؐ </text:span><text:span text:style-name="T2">(28)</text:span><text:span text:style-name="T1"> اِنَّ </text:span><text:span text:style-name="T4">۰</text:span><text:span text:style-name="T1">لذِينَ يَتْلُونَ كِتَـٰبَ </text:span><text:span text:style-name="T4">۰</text:span><text:span text:style-name="T1">للَّهِ وَأَقَامُواْ </text:span><text:span text:style-name="T4">۴</text:span><text:span text:style-name="T1">لصَّلَوٰةَ وَأَنفَقُواْ مِمَّا رَزَقْنَـٰهُمْ سِرّاً وَعَچَنِيَةً يَرْجُونَ تِجَـٰرَةً لَّن تَبُورَ </text:span><text:span text:style-name="T2">(29)</text:span><text:span text:style-name="T1"> لِيُوَفِّيَهُمُ; ٱُجُورَهُمْ وَيَزۣيدَهُم مِّن فَضْلِهِؐ“ إِنَّهُ„ غَفُورٌ شَكُورٌؐ </text:span><text:span text:style-name="T2">(30)</text:span><text:span text:style-name="T1"> ® وَاﻟـذِىٓ أَوْحَيْنَآ إِلَيْــكَ مِــنَ </text:span><text:span text:style-name="T4">۰</text:span><text:span text:style-name="T1">لْكِتَـٰبِ هُوَ </text:span><text:span text:style-name="T4">۰</text:span><text:span text:style-name="T1">لْحَــقُّ مُصَدِّقاً لِّمَا بَيْنَ يَدَيْهِؐ إِنَّ </text:span><text:span text:style-name="T4">۰</text:span><text:span text:style-name="T1">للَّهَ بِعِبَادِهِ” لَخَبِيرٛ بَصِيرٌؐ </text:span><text:span text:style-name="T2">(31)</text:span><text:span text:style-name="T1"> ثُمَّ أَوْرَثْنَا </text:span><text:span text:style-name="T4">۰</text:span><text:span text:style-name="T1">لْكِتَـٰــبَ </text:span><text:span text:style-name="T4">۰</text:span><text:span text:style-name="T1">لذِينَ "صْطَفَيْنَا مِنْ عِبَادِنَاؐ فَمِنْهُمْ ظَالِمٌ</text:span></text:p>
      <text:p text:style-name="P3" loext:marker-style-name="T1"/>
      <text:p text:style-name="P4" loext:marker-style-name="T1"><text:span text:style-name="T1">449</text:span></text:p>
      <text:p text:style-name="P2" loext:marker-style-name="T1"><text:span text:style-name="T1">لِّنَفْسِهِؐ” وَمِنْهُم مُّقْتَصِدٌؐ وَمِنْهُمْ سَابِـقٛ بِالْخَيْرَ؛تِ بِإِذْنِ </text:span><text:span text:style-name="T4">۱</text:span><text:span text:style-name="T1">للَّهِؐ ذَ؛لِــكَ هُوَ </text:span><text:span text:style-name="T4">۰</text:span><text:span text:style-name="T1">لْفَضْــلُ </text:span><text:span text:style-name="T4">۴</text:span><text:span text:style-name="T1">لْكَبِيرُؐ </text:span><text:span text:style-name="T2">(32)</text:span><text:span text:style-name="T1"> جَنَّـٰتُ عَدْنٍ يَدْخُلُونَهَا يُحَلَّوْنَ فِيهَا مِــنَ اَسَاوۣرَ مِــن ذَهَبٍ وَلُؤْلُؤاًؐ وَلِبَاسُهُمْ فِيهَا حَرۣيرٌؐ </text:span><text:span text:style-name="T2">(33)</text:span><text:span text:style-name="T1"> وَقَالُواْ </text:span><text:span text:style-name="T4">۴</text:span><text:span text:style-name="T1">لْحَمْدُ لِلهِ </text:span><text:span text:style-name="T4">۱ﻟ</text:span><text:span text:style-name="T1">ـذِىٓ أَذْهَبَ عَنَّا </text:span><text:span text:style-name="T4">۰</text:span><text:span text:style-name="T1">لْحَزَنَ إِنَّ رَبَّنَا لَغَفُورٌ شَكُور٘ؐ </text:span><text:span text:style-name="T2">(34)</text:span><text:span text:style-name="T1"> </text:span><text:span text:style-name="T4">۱ﻟ</text:span><text:span text:style-name="T1">ـذِىٓ أَحَلَّنَا دَارَ </text:span><text:span text:style-name="T4">۰</text:span><text:span text:style-name="T1">لْمُقَامَةِ مِن فَضْلِهِ” لاَ يَمَسُّنَا فِيهَا نَصَــبٌ وَلاَ يَمَسُّنَا فِيهَا لُغُوبٌؐ </text:span><text:span text:style-name="T2">(35)</text:span><text:span text:style-name="T1"> وَالذِيــنَ كَفَرُواْ لَهُمْ نَارُ جَهَنَّمَ لاَ يُقْضۭــيٰ عَلَيْهِمْ فَيَمُوتُواْ وَلاَ يُخَفَّفُ عَنْهُم مِّــنْ عَذَابِهَاؐ كَذَ؛لِكَ نَجْزۣى كُلَّ كَفُورٍؐ </text:span><text:span text:style-name="T2">(36)</text:span><text:span text:style-name="T1"> وَهُمْ يَصْطَرۣخُونَ فِيهَا رَبَّنَآ أَخْرۣجْنَا نَعْمَــلْ صَـٰڤِحاٗ غَيْرَ </text:span><text:span text:style-name="T4">۰ﻟ﮲</text:span><text:span text:style-name="T1"> كُنَّا نَعْمَلُؐ أَوَلَمْ نُعَمِّرْكُم مَّا يَتَذَكَّرُ فِيهِ مَــن تَذَكَّرَ وَجَآءَكُمُ </text:span><text:span text:style-name="T4">۴</text:span><text:span text:style-name="T1">لنَّذِيرُؐ فَذُوقُواْؐ فَمَا لِلظَّـٰلِمِينَ مِن نَّصِيرٖؐ </text:span><text:span text:style-name="T2">(37)</text:span><text:span text:style-name="T1"> اِنَّ </text:span><text:span text:style-name="T4">۰</text:span><text:span text:style-name="T1">للَّهَ عَـٰلِمُ غَيْبِ </text:span><text:span text:style-name="T4">۱</text:span><text:span text:style-name="T1">لسَّمَـٰوَ؛تِ وَالاَرْضِؐ إِنَّهُ„ عَلِيمٛ بِذَاتِ </text:span><text:span text:style-name="T4">۱</text:span><text:span text:style-name="T1">لصُّدُورۣؐ </text:span><text:span text:style-name="T2">(38)</text:span><text:span text:style-name="T1"> هُوَ </text:span><text:span text:style-name="T4">۰ﻟ﮲</text:span><text:span text:style-name="T1"> جَعَلَكُمْ خَلَئِفَ فِى </text:span><text:span text:style-name="T4">۱</text:span><text:span text:style-name="T1">لاَرْضِؐ فَمَــن كَفَرَ فَعَلَيْهِ كُفْرُهُؐ, وَلاَ يَزۣيدُ </text:span><text:span text:style-name="T4">۴</text:span><text:span text:style-name="T1">لْكۭـٰفِرۣيــنَ كُفْرُهُمْ عِندَ رَبِّهِمُ; إِلاَّ مَقْتاًؐ وَلاَ يَزۣيدُ </text:span><text:span text:style-name="T4">۴</text:span><text:span text:style-name="T1">لْكۭـٰفِرۣيــنَ كُفْرُهُمُ; إِلاَّ خَسَاراًؐ</text:span></text:p>
      <text:p text:style-name="P3" loext:marker-style-name="T1"/>
      <text:p text:style-name="P4" loext:marker-style-name="T1"><text:span text:style-name="T1">450</text:span></text:p>
      <text:p text:style-name="P2" loext:marker-style-name="T1"><text:span text:style-name="T2">(39)</text:span><text:span text:style-name="T1"> قُلَ اَرَ×يْتُمْ شُرَكَآءَكُمُ </text:span><text:span text:style-name="T4">۴</text:span><text:span text:style-name="T1">لذِيــنَ تَدْعُونَ مِن دُونِ </text:span><text:span text:style-name="T4">۱</text:span><text:span text:style-name="T1">للَّهِ أَرُونِى مَاذَا خَلَقُواْ مِــنَ </text:span><text:span text:style-name="T4">۰</text:span><text:span text:style-name="T1">لاَرْضِ أَمْ لَهُمْ شِرْكككٌ فِى </text:span><text:span text:style-name="T4">۱</text:span><text:span text:style-name="T1">لسَّمَـٰوَ؛تِؐ أَمَ —اتَيْنَـٰهُمْ كِتَـٰباً فَهُمْ عَلَيٰ بَيِّنَـٰتٍ مِّنْهُؐ بَلِ اِنْ يَّعِدُ </text:span><text:span text:style-name="T4">۴</text:span><text:span text:style-name="T1">لظَّـٰلِمُونَ بَعْضُهُم بَعْضاٗ اِلاَّ غُرُوراٗؐ </text:span><text:span text:style-name="T2">(40)</text:span><text:span text:style-name="T1"> © اِنَّ </text:span><text:span text:style-name="T4">۰</text:span><text:span text:style-name="T1">للَّهَ يُمْسِــكُ </text:span><text:span text:style-name="T4">۴</text:span><text:span text:style-name="T1">لسَّمَـٰوَ؛تِ وَالاَرْضَ أَن تَزُولؐاَ وَلَئِن زَالَتَـآ إِنَ اَمْسَكَهُمَا مِــنَ اَحَدٍ مِّنۢ بَعْدِهِؐ“ إِنَّهُ„ كَانَ حَلِيماٗ غَفُوراًؐ </text:span><text:span text:style-name="T2">(41)</text:span><text:span text:style-name="T1"> وَأَقْسَمُواْ بِاللَّهِ جَهْدَ أَيْمَـٰنِهِمْ لَـئِن جَآءَهُمْ نَذِيرٌ لَّيَكُونُــنَّ أَهْدۭيٰ مِـنِ اِحْدَي </text:span><text:span text:style-name="T4">۰</text:span><text:span text:style-name="T1">لاُمَمِؐ فَلَمَّا جَآءَهُمْ نَذِيرٌ مَّا زَادَهُمُ; إِلاَّ نُفُوراٗؐ </text:span><text:span text:style-name="T2">(42)</text:span><text:span text:style-name="T1"> 'سْتِكْبَاراً فِى </text:span><text:span text:style-name="T4">۱</text:span><text:span text:style-name="T1">لاَرْضِ وَمَكْرَ </text:span><text:span text:style-name="T4">۰</text:span><text:span text:style-name="T1">لسَّيِّئِؐ وَلاَ يَحِيقُ </text:span><text:span text:style-name="T4">۴</text:span><text:span text:style-name="T1">لْمَكْرُ </text:span><text:span text:style-name="T4">۴</text:span><text:span text:style-name="T1">لسَّيِّىُ اِ۬لاَّ بِأَهْلِهِؐ” فَهَلْ يَنظُرُونَ إِلاَّ سُنَّتَ </text:span><text:span text:style-name="T4">۰</text:span><text:span text:style-name="T1">لاَوَّلِينَؐ فَلَن تَجِدَ لِسُنَّتِ </text:span><text:span text:style-name="T4">۱</text:span><text:span text:style-name="T1">للَّهِ تَبْدِيلًؐا </text:span><text:span text:style-name="T2">(43)</text:span><text:span text:style-name="T1"> وَلَن تَجِدَ لِسُنَّتِ </text:span><text:span text:style-name="T4">۱</text:span><text:span text:style-name="T1">للَّهِ تَحْوۣيلٗؐا </text:span><text:span text:style-name="T2">(44)</text:span><text:span text:style-name="T1"> اَوَلَمْ يَسِيرُواْ فِى </text:span><text:span text:style-name="T4">۱</text:span><text:span text:style-name="T1">لاَرْضِ فَيَنظُرُواْ كَيْفَ كَانَ عَـٰقِبَةُ </text:span><text:span text:style-name="T4">۴</text:span><text:span text:style-name="T1">لذِينَ مِن قَبْلِهِمْ وَكَانُوٓاْ أَشَدَّ مِنْهُمْ قُوَّةًؐ وَمَا كَانَ </text:span><text:span text:style-name="T4">۰</text:span><text:span text:style-name="T1">للَّهُ لِيُعْجِزَهُ„ مِن شَيْءٍ فِى </text:span><text:span text:style-name="T4">۱</text:span><text:span text:style-name="T1">لسَّمَـٰوَ؛تِ وَلاَ فِى </text:span><text:span text:style-name="T4">۱</text:span><text:span text:style-name="T1">لاَرْضِؐ إِنَّهُ„ كَانَ عَلِيماً</text:span></text:p>
      <text:p text:style-name="P3" loext:marker-style-name="T1"/>
      <text:p text:style-name="P4" loext:marker-style-name="T1"><text:span text:style-name="T1">451</text:span></text:p>
      <text:p text:style-name="P2" loext:marker-style-name="T1"><text:span text:style-name="T1">قَدِيراًؐ </text:span><text:span text:style-name="T2">(45)</text:span><text:span text:style-name="T1"> وَلَوْ يُوَ۬اخِذُ </text:span><text:span text:style-name="T4">۴</text:span><text:span text:style-name="T1">للَّهُ </text:span><text:span text:style-name="T4">۴</text:span><text:span text:style-name="T1">لنَّاسسسَ بِمَا كَسَبُواْ مَا تَرَكَ عَلَــيٰ ظَهْرۣهَا مِــن دَآبَّةٍؐ وَچَكِنْ يُّوَ۬خِّرُهُمُ; إِلَـيٰٓ أَجَلٍ مُّسَمّيًؐ فَإِذَا جَآءَ اجَلُهُمْ فَإِنَّ </text:span><text:span text:style-name="T4">۰</text:span><text:span text:style-name="T1">للَّهَ كَانَ بِعِبَادِهِ” بَصِيراً </text:span><text:span text:style-name="T2">(46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50:58.782833615</meta:creation-date>
    <dc:date>2025-03-03T13:51:12.676727468</dc:date>
    <meta:editing-duration>PT17S</meta:editing-duration>
    <meta:editing-cycles>1</meta:editing-cycles>
    <meta:document-statistic meta:table-count="0" meta:image-count="0" meta:object-count="0" meta:page-count="7" meta:paragraph-count="14" meta:word-count="837" meta:character-count="4497" meta:non-whitespace-character-count="3673"/>
    <meta:generator>LibreOffice/24.8.2.1$Linux_X86_64 LibreOffice_project/0f794b6e29741098670a3b95d60478a65d05ef13</meta:generator>
  </office:meta>
</office:document-meta>
</file>